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7cm"/>
    </style:style>
    <style:style style:name="Table1.A1" style:family="table-cell">
      <style:table-cell-properties style:vertical-align="middle"/>
    </style:style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span text:style-name="Source_20_Text">// C++ program to demonstrate various function string class </text:span></text:p>
            <text:p text:style-name="Table_20_Contents"><text:span text:style-name="Source_20_Text">#include &lt;bits/stdc++.h&gt; </text:span></text:p>
            <text:p text:style-name="Table_20_Contents"><text:span text:style-name="Source_20_Text">using</text:span> <text:span text:style-name="Source_20_Text">namespace</text:span> <text:span text:style-name="Source_20_Text">std; </text:span></text:p>
            <text:p text:style-name="Table_20_Contents"><text:span text:style-name="Source_20_Text"> </text:span> </text:p>
            <text:p text:style-name="Table_20_Contents"><text:span text:style-name="Source_20_Text">int</text:span> <text:span text:style-name="Source_20_Text">main() </text:span></text:p>
            <text:p text:style-name="Table_20_Contents"><text:span text:style-name="Source_20_Text">{ </text:span></text:p>
            <text:p text:style-name="Table_20_Contents"><text:span text:style-name="Source_20_Text">    // various constructor of string class </text:span></text:p>
            <text:p text:style-name="Table_20_Contents"><text:span text:style-name="Source_20_Text"> </text:span> </text:p>
            <text:p text:style-name="Table_20_Contents"><text:span text:style-name="Source_20_Text">    // initialization by raw string </text:span></text:p>
            <text:p text:style-name="Table_20_Contents"><text:span text:style-name="Source_20_Text">    string str1("first string"); </text:span></text:p>
            <text:p text:style-name="Table_20_Contents"><text:span text:style-name="Source_20_Text"> </text:span> </text:p>
            <text:p text:style-name="Table_20_Contents"><text:span text:style-name="Source_20_Text">    // initialization by another string </text:span></text:p>
            <text:p text:style-name="Table_20_Contents"><text:span text:style-name="Source_20_Text">    string str2(str1); </text:span></text:p>
            <text:p text:style-name="Table_20_Contents"><text:span text:style-name="Source_20_Text"> </text:span> </text:p>
            <text:p text:style-name="Table_20_Contents"><text:span text:style-name="Source_20_Text">    // initialization by character with number of occurence </text:span></text:p>
            <text:p text:style-name="Table_20_Contents"><text:span text:style-name="Source_20_Text">    string str3(5, '#'); </text:span></text:p>
            <text:p text:style-name="Table_20_Contents"><text:span text:style-name="Source_20_Text"> </text:span> </text:p>
            <text:p text:style-name="Table_20_Contents"><text:span text:style-name="Source_20_Text">    // initialization by part of another string </text:span></text:p>
            <text:p text:style-name="Table_20_Contents"><text:span text:style-name="Source_20_Text">    string str4(str1, 6, 6); //    from 6th index (second parameter) </text:span></text:p>
            <text:p text:style-name="Table_20_Contents"><text:span text:style-name="Source_20_Text">                             // 6 characters (third parameter) </text:span></text:p>
            <text:p text:style-name="Table_20_Contents"><text:span text:style-name="Source_20_Text"> </text:span> </text:p>
            <text:p text:style-name="Table_20_Contents"><text:span text:style-name="Source_20_Text">    // initialization by part of another string : iteartor version </text:span></text:p>
            <text:p text:style-name="Table_20_Contents"><text:span text:style-name="Source_20_Text">    string str5(str2.begin(), str2.begin() + 5); </text:span></text:p>
            <text:p text:style-name="Table_20_Contents"><text:span text:style-name="Source_20_Text"> </text:span> </text:p>
            <text:p text:style-name="Table_20_Contents"><text:span text:style-name="Source_20_Text">    cout &lt;&lt; str1 &lt;&lt; endl; </text:span></text:p>
            <text:p text:style-name="Table_20_Contents"><text:span text:style-name="Source_20_Text">    cout &lt;&lt; str2 &lt;&lt; endl; </text:span></text:p>
            <text:p text:style-name="Table_20_Contents"><text:span text:style-name="Source_20_Text">    cout &lt;&lt; str3 &lt;&lt; endl; </text:span></text:p>
            <text:p text:style-name="Table_20_Contents"><text:span text:style-name="Source_20_Text">    cout &lt;&lt; str4 &lt;&lt; endl; </text:span></text:p>
            <text:p text:style-name="Table_20_Contents"><text:span text:style-name="Source_20_Text">    cout &lt;&lt; str5 &lt;&lt; endl; </text:span></text:p>
            <text:p text:style-name="Table_20_Contents"><text:span text:style-name="Source_20_Text"> </text:span> </text:p>
            <text:p text:style-name="Table_20_Contents"><text:span text:style-name="Source_20_Text">    //  assignment operator </text:span></text:p>
            <text:p text:style-name="Table_20_Contents"><text:span text:style-name="Source_20_Text">    string str6 = str4; </text:span></text:p>
            <text:p text:style-name="Table_20_Contents"><text:span text:style-name="Source_20_Text"> </text:span> </text:p>
            <text:p text:style-name="Table_20_Contents"><text:span text:style-name="Source_20_Text">    // clear function deletes all character from string </text:span></text:p>
            <text:p text:style-name="Table_20_Contents"><text:span text:style-name="Source_20_Text">    str4.clear(); </text:span></text:p>
            <text:p text:style-name="Table_20_Contents"><text:span text:style-name="Source_20_Text"> </text:span> </text:p>
            <text:p text:style-name="Table_20_Contents"><text:span text:style-name="Source_20_Text">    //  both size() and length() return length of string and </text:span></text:p>
            <text:p text:style-name="Table_20_Contents"><text:span text:style-name="Source_20_Text">    //  they work as synonyms </text:span></text:p>
            <text:p text:style-name="Table_20_Contents"><text:span text:style-name="Source_20_Text">    int</text:span> <text:span text:style-name="Source_20_Text">len = str6.length(); // Same as "len = str6.size();" </text:span></text:p>
            <text:p text:style-name="Table_20_Contents"><text:span text:style-name="Source_20_Text"> </text:span> </text:p>
            <text:p text:style-name="Table_20_Contents"><text:span text:style-name="Source_20_Text">    cout &lt;&lt; "Length of string is : "</text:span> <text:span text:style-name="Source_20_Text">&lt;&lt; len &lt;&lt; endl; </text:span></text:p>
            <text:p text:style-name="Table_20_Contents"><text:span text:style-name="Source_20_Text"> </text:span> </text:p>
            <text:p text:style-name="Table_20_Contents"><text:span text:style-name="Source_20_Text">    // a particular character can be accessed using at / </text:span></text:p>
            <text:p text:style-name="Table_20_Contents"><text:span text:style-name="Source_20_Text">    // [] operator </text:span></text:p>
            <text:p text:style-name="Table_20_Contents"><text:span text:style-name="Source_20_Text">    char</text:span> <text:span text:style-name="Source_20_Text">ch = str6.at(2); //  Same as "ch = str6[2];" </text:span></text:p>
            <text:p text:style-name="Table_20_Contents"><text:span text:style-name="Source_20_Text"> </text:span> </text:p>
            <text:p text:style-name="Table_20_Contents"><text:span text:style-name="Source_20_Text"> </text:span> </text:p>
            <text:p text:style-name="Table_20_Contents"><text:span text:style-name="Source_20_Text">    cout &lt;&lt; "third character of string is : "</text:span> <text:span text:style-name="Source_20_Text">&lt;&lt; ch &lt;&lt; endl; </text:span></text:p>
            <text:p text:style-name="Table_20_Contents"><text:span text:style-name="Source_20_Text"> </text:span> </text:p>
            <text:p text:style-name="Table_20_Contents"><text:soft-page-break/><text:span text:style-name="Source_20_Text">    //  front return first character and back returns last charcter </text:span></text:p>
            <text:p text:style-name="Table_20_Contents"><text:span text:style-name="Source_20_Text">    //  of string </text:span></text:p>
            <text:p text:style-name="Table_20_Contents"><text:span text:style-name="Source_20_Text"> </text:span> </text:p>
            <text:p text:style-name="Table_20_Contents"><text:span text:style-name="Source_20_Text">    char</text:span> <text:span text:style-name="Source_20_Text">ch_f = str6.front();  // Same as "ch_f = str6[0];" </text:span></text:p>
            <text:p text:style-name="Table_20_Contents"><text:span text:style-name="Source_20_Text">    char</text:span> <text:span text:style-name="Source_20_Text">ch_b = str6.back();   // Same as below </text:span></text:p>
            <text:p text:style-name="Table_20_Contents"><text:span text:style-name="Source_20_Text">                               // "ch_b = str6[str6.length() - 1];" </text:span></text:p>
            <text:p text:style-name="Table_20_Contents"><text:span text:style-name="Source_20_Text"> </text:span> </text:p>
            <text:p text:style-name="Table_20_Contents"><text:span text:style-name="Source_20_Text">    cout &lt;&lt; "First char is : "</text:span> <text:span text:style-name="Source_20_Text">&lt;&lt; ch_f &lt;&lt; ", Last char is : "</text:span></text:p>
            <text:p text:style-name="Table_20_Contents"><text:span text:style-name="Source_20_Text">         &lt;&lt; ch_b &lt;&lt; endl; </text:span></text:p>
            <text:p text:style-name="Table_20_Contents"><text:span text:style-name="Source_20_Text"> </text:span> </text:p>
            <text:p text:style-name="Table_20_Contents"><text:span text:style-name="Source_20_Text">    // c_str returns null terminated char array version of string </text:span></text:p>
            <text:p text:style-name="Table_20_Contents"><text:span text:style-name="Source_20_Text">    const</text:span> <text:span text:style-name="Source_20_Text">char* charstr = str6.c_str(); </text:span></text:p>
            <text:p text:style-name="Table_20_Contents"><text:span text:style-name="Source_20_Text">    printf("%s\n", charstr); </text:span></text:p>
            <text:p text:style-name="Table_20_Contents"><text:span text:style-name="Source_20_Text"> </text:span> </text:p>
            <text:p text:style-name="Table_20_Contents"><text:span text:style-name="Source_20_Text">    // append add the argument string at the end </text:span></text:p>
            <text:p text:style-name="Table_20_Contents"><text:span text:style-name="Source_20_Text">    str6.append(" extension"); </text:span></text:p>
            <text:p text:style-name="Table_20_Contents"><text:span text:style-name="Source_20_Text">    //  same as str6 += " extension" </text:span></text:p>
            <text:p text:style-name="Table_20_Contents"><text:span text:style-name="Source_20_Text"> </text:span> </text:p>
            <text:p text:style-name="Table_20_Contents"><text:span text:style-name="Source_20_Text">    // another version of appends, which appends part of other </text:span></text:p>
            <text:p text:style-name="Table_20_Contents"><text:span text:style-name="Source_20_Text">    // string </text:span></text:p>
            <text:p text:style-name="Table_20_Contents"><text:span text:style-name="Source_20_Text">    str4.append(str6, 0, 6);  // at 0th position 6 character </text:span></text:p>
            <text:p text:style-name="Table_20_Contents"><text:span text:style-name="Source_20_Text"> </text:span> </text:p>
            <text:p text:style-name="Table_20_Contents"><text:span text:style-name="Source_20_Text">    cout &lt;&lt; str6 &lt;&lt; endl; </text:span></text:p>
            <text:p text:style-name="Table_20_Contents"><text:span text:style-name="Source_20_Text">    cout &lt;&lt; str4 &lt;&lt; endl; </text:span></text:p>
            <text:p text:style-name="Table_20_Contents"><text:span text:style-name="Source_20_Text"> </text:span> </text:p>
            <text:p text:style-name="Table_20_Contents"><text:span text:style-name="Source_20_Text">    //  find returns index where pattern is found. </text:span></text:p>
            <text:p text:style-name="Table_20_Contents"><text:span text:style-name="Source_20_Text">    //  If pattern is not there it returns predefined </text:span></text:p>
            <text:p text:style-name="Table_20_Contents"><text:span text:style-name="Source_20_Text">    //  constant npos whose value is -1 </text:span></text:p>
            <text:p text:style-name="Table_20_Contents"><text:span text:style-name="Source_20_Text"> </text:span> </text:p>
            <text:p text:style-name="Table_20_Contents"><text:span text:style-name="Source_20_Text">    if</text:span> <text:span text:style-name="Source_20_Text">(str6.find(str4) != string::npos) </text:span></text:p>
            <text:p text:style-name="Table_20_Contents"><text:span text:style-name="Source_20_Text">        cout &lt;&lt; "str4 found in str6 at "</text:span> <text:span text:style-name="Source_20_Text">&lt;&lt; str6.find(str4) </text:span></text:p>
            <text:p text:style-name="Table_20_Contents"><text:span text:style-name="Source_20_Text">             &lt;&lt; " pos"</text:span> <text:span text:style-name="Source_20_Text">&lt;&lt; endl; </text:span></text:p>
            <text:p text:style-name="Table_20_Contents"><text:span text:style-name="Source_20_Text">    else</text:span></text:p>
            <text:p text:style-name="Table_20_Contents"><text:span text:style-name="Source_20_Text">        cout &lt;&lt; "str4 not found in str6"</text:span> <text:span text:style-name="Source_20_Text">&lt;&lt; endl; </text:span></text:p>
            <text:p text:style-name="Table_20_Contents"><text:span text:style-name="Source_20_Text"> </text:span> </text:p>
            <text:p text:style-name="Table_20_Contents"><text:span text:style-name="Source_20_Text">    //  substr(a, b) function returns a substring of b length </text:span></text:p>
            <text:p text:style-name="Table_20_Contents"><text:span text:style-name="Source_20_Text">    //  starting from index a </text:span></text:p>
            <text:p text:style-name="Table_20_Contents"><text:span text:style-name="Source_20_Text">    cout &lt;&lt; str6.substr(7, 3) &lt;&lt; endl; </text:span></text:p>
            <text:p text:style-name="Table_20_Contents"><text:span text:style-name="Source_20_Text"> </text:span> </text:p>
            <text:p text:style-name="Table_20_Contents"><text:span text:style-name="Source_20_Text">    //  if second argument is not passed, string till end is </text:span></text:p>
            <text:p text:style-name="Table_20_Contents"><text:span text:style-name="Source_20_Text">    // taken as substring </text:span></text:p>
            <text:p text:style-name="Table_20_Contents"><text:span text:style-name="Source_20_Text">    cout &lt;&lt; str6.substr(7) &lt;&lt; endl; </text:span></text:p>
            <text:p text:style-name="Table_20_Contents"><text:span text:style-name="Source_20_Text"> </text:span> </text:p>
            <text:p text:style-name="Table_20_Contents"><text:span text:style-name="Source_20_Text">    //  erase(a, b) deletes b character at index a </text:span></text:p>
            <text:p text:style-name="Table_20_Contents"><text:span text:style-name="Source_20_Text">    str6.erase(7, 4); </text:span></text:p>
            <text:p text:style-name="Table_20_Contents"><text:span text:style-name="Source_20_Text">    cout &lt;&lt; str6 &lt;&lt; endl; </text:span></text:p>
            <text:p text:style-name="Table_20_Contents"><text:span text:style-name="Source_20_Text"> </text:span> </text:p>
            <text:p text:style-name="Table_20_Contents"><text:span text:style-name="Source_20_Text">    //  iterator version of erase </text:span></text:p>
            <text:p text:style-name="Table_20_Contents"><text:span text:style-name="Source_20_Text">    str6.erase(str6.begin() + 5, str6.end() - 3); </text:span></text:p>
            <text:p text:style-name="Table_20_Contents"><text:soft-page-break/><text:span text:style-name="Source_20_Text">    cout &lt;&lt; str6 &lt;&lt; endl; </text:span></text:p>
            <text:p text:style-name="Table_20_Contents"><text:span text:style-name="Source_20_Text"> </text:span> </text:p>
            <text:p text:style-name="Table_20_Contents"><text:span text:style-name="Source_20_Text">    str6 = "This is a examples"; </text:span></text:p>
            <text:p text:style-name="Table_20_Contents"><text:span text:style-name="Source_20_Text"> </text:span> </text:p>
            <text:p text:style-name="Table_20_Contents"><text:span text:style-name="Source_20_Text">    //  replace(a, b, str)  replaces b character from a index by str </text:span></text:p>
            <text:p text:style-name="Table_20_Contents"><text:span text:style-name="Source_20_Text">    str6.replace(2, 7, "ese are test"); </text:span></text:p>
            <text:p text:style-name="Table_20_Contents"><text:span text:style-name="Source_20_Text"> </text:span> </text:p>
            <text:p text:style-name="Table_20_Contents"><text:span text:style-name="Source_20_Text">    cout &lt;&lt; str6 &lt;&lt; endl; </text:span></text:p>
            <text:p text:style-name="Table_20_Contents"><text:span text:style-name="Source_20_Text"> </text:span> </text:p>
            <text:p text:style-name="Table_20_Contents"><text:span text:style-name="Source_20_Text">    return</text:span> <text:span text:style-name="Source_20_Text">0; </text:span></text:p>
            <text:p text:style-name="Table_20_Contents"><text:span text:style-name="Source_20_Text">} </text:span></text:p>
          </table:table-cell>
        </table:table-row>
      </table:table>
      <text:p text:style-name="Text_20_body">Output : </text:p>
      <text:p text:style-name="Preformatted_20_Text">first string</text:p>
      <text:p text:style-name="Preformatted_20_Text">first string</text:p>
      <text:p text:style-name="Preformatted_20_Text">#####</text:p>
      <text:p text:style-name="Preformatted_20_Text">string</text:p>
      <text:p text:style-name="Preformatted_20_Text">first</text:p>
      <text:p text:style-name="Preformatted_20_Text">Length of string is : 6</text:p>
      <text:p text:style-name="Preformatted_20_Text">third character of string is : r</text:p>
      <text:p text:style-name="Preformatted_20_Text">First char is : s, Last char is : g</text:p>
      <text:p text:style-name="Preformatted_20_Text">string</text:p>
      <text:p text:style-name="Preformatted_20_Text">string extension</text:p>
      <text:p text:style-name="Preformatted_20_Text">string</text:p>
      <text:p text:style-name="Preformatted_20_Text">str4 found in str6 at 0 pos</text:p>
      <text:p text:style-name="Preformatted_20_Text">ext</text:p>
      <text:p text:style-name="Preformatted_20_Text">extension</text:p>
      <text:p text:style-name="Preformatted_20_Text">string nsion</text:p>
      <text:p text:style-name="Preformatted_20_Text">strinion</text:p>
      <text:p text:style-name="P1">These are test exampl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1:21:54.366766788</meta:creation-date>
    <dc:date>2018-10-26T01:23:15.808539992</dc:date>
    <meta:editing-duration>PT1M24S</meta:editing-duration>
    <meta:editing-cycles>1</meta:editing-cycles>
    <meta:document-statistic meta:table-count="1" meta:image-count="0" meta:object-count="0" meta:page-count="3" meta:paragraph-count="127" meta:word-count="532" meta:character-count="3412" meta:non-whitespace-character-count="2451"/>
    <meta:generator>LibreOffice/6.0.6.2$Linux_X86_64 LibreOffice_project/00m0$Build-2</meta:generator>
  </office:meta>
</office:document-meta>
</file>